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7aaf" officeooo:paragraph-rsid="00057aaf"/>
    </style:style>
    <style:style style:name="P2" style:family="paragraph" style:parent-style-name="Standard">
      <style:text-properties style:font-name="sans-serif" fo:font-size="13.5pt" officeooo:rsid="00057aaf" officeooo:paragraph-rsid="00057aaf"/>
    </style:style>
    <style:style style:name="P3" style:family="paragraph" style:parent-style-name="Standard">
      <style:text-properties style:font-name="sans-serif" fo:font-size="13.5pt" officeooo:rsid="0006f0cc" officeooo:paragraph-rsid="0006f0cc"/>
    </style:style>
    <style:style style:name="P4" style:family="paragraph" style:parent-style-name="Standard">
      <style:text-properties style:font-name="sans-serif" fo:font-size="13.5pt" officeooo:rsid="00079959" officeooo:paragraph-rsid="00079959"/>
    </style:style>
    <style:style style:name="P5" style:family="paragraph" style:parent-style-name="Standard">
      <style:text-properties style:font-name="sans-serif" fo:font-size="13.5pt" officeooo:rsid="00079959" officeooo:paragraph-rsid="00079959" fo:background-color="#ffff00"/>
    </style:style>
    <style:style style:name="P6" style:family="paragraph" style:parent-style-name="Standard">
      <style:text-properties style:font-name="sans-serif" fo:font-size="13.5pt" officeooo:rsid="00092d1f" officeooo:paragraph-rsid="00092d1f" fo:background-color="#ffff00"/>
    </style:style>
    <style:style style:name="P7" style:family="paragraph" style:parent-style-name="Standard">
      <style:text-properties style:font-name="sans-serif" fo:font-size="13.5pt" officeooo:rsid="00092d1f" officeooo:paragraph-rsid="00092d1f" fo:background-color="transparent"/>
    </style:style>
    <style:style style:name="P8" style:family="paragraph" style:parent-style-name="Standard">
      <style:text-properties style:font-name="sans-serif" fo:font-size="13.5pt" officeooo:rsid="000a3b98" officeooo:paragraph-rsid="000a3b98" fo:background-color="transparent"/>
    </style:style>
    <style:style style:name="P9" style:family="paragraph" style:parent-style-name="Standard">
      <style:text-properties style:font-name="sans-serif" fo:font-size="13.5pt" officeooo:rsid="000ad51a" officeooo:paragraph-rsid="000ad51a" fo:background-color="transparent"/>
    </style:style>
    <style:style style:name="P10" style:family="paragraph" style:parent-style-name="Standard">
      <style:text-properties style:font-name="sans-serif" fo:font-size="13.5pt" officeooo:rsid="000be1d1" officeooo:paragraph-rsid="000be1d1" fo:background-color="transparent"/>
    </style:style>
    <style:style style:name="P11" style:family="paragraph" style:parent-style-name="Standard">
      <style:text-properties style:font-name="sans-serif" fo:font-size="13.5pt" officeooo:rsid="000eefb6" officeooo:paragraph-rsid="000eefb6" fo:background-color="transparent"/>
    </style:style>
    <style:style style:name="P12" style:family="paragraph" style:parent-style-name="Standard">
      <style:text-properties style:font-name="sans-serif" fo:font-size="13.5pt" officeooo:rsid="000eefb6" officeooo:paragraph-rsid="0011ac85" fo:background-color="transparent"/>
    </style:style>
    <style:style style:name="P13" style:family="paragraph" style:parent-style-name="Standard">
      <style:text-properties style:font-name="sans-serif" fo:font-size="13.5pt" officeooo:rsid="0011e305" officeooo:paragraph-rsid="0011e305" fo:background-color="transparent"/>
    </style:style>
    <style:style style:name="P14" style:family="paragraph" style:parent-style-name="Standard">
      <style:text-properties style:font-name="sans-serif" fo:font-size="13.5pt" officeooo:rsid="00126016" officeooo:paragraph-rsid="00126016" fo:background-color="transparent"/>
    </style:style>
    <style:style style:name="P15" style:family="paragraph" style:parent-style-name="Standard">
      <style:text-properties style:font-name="sans-serif" fo:font-size="13.5pt" officeooo:rsid="00131a53" officeooo:paragraph-rsid="00131a53" fo:background-color="transparent"/>
    </style:style>
    <style:style style:name="P16" style:family="paragraph" style:parent-style-name="Standard">
      <style:text-properties style:font-name="sans-serif" fo:font-size="13.5pt" officeooo:rsid="0014ec23" officeooo:paragraph-rsid="00150876" fo:background-color="transparent"/>
    </style:style>
    <style:style style:name="P17" style:family="paragraph" style:parent-style-name="Standard">
      <style:text-properties style:font-name="sans-serif" fo:font-size="13.5pt" officeooo:rsid="0014ec23" officeooo:paragraph-rsid="0016c213" fo:background-color="transparent"/>
    </style:style>
    <style:style style:name="P18" style:family="paragraph" style:parent-style-name="Standard">
      <style:text-properties style:font-name="sans-serif" fo:font-size="13.5pt" officeooo:rsid="00150876" officeooo:paragraph-rsid="00150876" fo:background-color="transparent"/>
    </style:style>
    <style:style style:name="P19" style:family="paragraph" style:parent-style-name="Standard">
      <style:text-properties style:font-name="sans-serif" fo:font-size="13.5pt" officeooo:rsid="0016c213" officeooo:paragraph-rsid="0016c213" fo:background-color="transparent"/>
    </style:style>
    <style:style style:name="P20" style:family="paragraph" style:parent-style-name="Standard">
      <style:text-properties style:font-name="sans-serif" fo:font-size="13.5pt" officeooo:rsid="0014ec23" officeooo:paragraph-rsid="0016c213" fo:background-color="transparent"/>
    </style:style>
    <style:style style:name="P21" style:family="paragraph" style:parent-style-name="Standard">
      <style:text-properties style:font-name="sans-serif" fo:font-size="13.5pt" officeooo:rsid="0018e3a2" officeooo:paragraph-rsid="0018e3a2" fo:background-color="transparent"/>
    </style:style>
    <style:style style:name="P22" style:family="paragraph" style:parent-style-name="Standard">
      <style:text-properties style:font-name="sans-serif" fo:font-size="13.5pt" officeooo:rsid="0019c353" officeooo:paragraph-rsid="0019c353" fo:background-color="transparent"/>
    </style:style>
    <style:style style:name="T1" style:family="text">
      <style:text-properties officeooo:rsid="0011ac85"/>
    </style:style>
    <style:style style:name="T2" style:family="text">
      <style:text-properties officeooo:rsid="0018e3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in communication 5</text:p>
      <text:p text:style-name="P1"/>
      <text:p text:style-name="P2">Capture the TCP packets with a destination port number in the range from 10 to 100.</text:p>
      <text:p text:style-name="P2"/>
      <text:p text:style-name="P3">So I started a python server and client on port 23 (telnet) and send a message “hello world”. My sniffer received it. (code for the server and client in python is provided)</text:p>
      <text:p text:style-name="P3"/>
      <text:p text:style-name="P4">HERE IMAGE CLIENTSERVER PYTHON TELNET</text:p>
      <text:p text:style-name="P4"/>
      <text:p text:style-name="P5">----------------------------------------------------------------------------------</text:p>
      <text:p text:style-name="P5"/>
      <text:p text:style-name="P7">Here I used the same server and client , communicating on telnet through port 23. Just this time I transfered a string that conatins a password, and got all of the string includinf the password.</text:p>
      <text:p text:style-name="P7"/>
      <text:p text:style-name="P7">HERE IMAGE PASSWORDCATCHING</text:p>
      <text:p text:style-name="P7"/>
      <text:p text:style-name="P6">---------------------------------------------------------------------------------</text:p>
      <text:p text:style-name="P7"/>
      <text:p text:style-name="P8">Spoof an ICMP Echo Request.Spoof an ICMP echo request packet on behalf of anothermachine (i.e., using another machine’s IP address as its source IP address). This packet should be sent to aremote machine on the Internet (the machine must be alive). You should turn on your Wireshark, so if yourspoofing is successful, you can see the echo reply coming back from the remote machine. </text:p>
      <text:p text:style-name="P8"/>
      <text:p text:style-name="P10">This picture is the spoof</text:p>
      <text:p text:style-name="P9">HERE IMAGE sendingaspoof.png</text:p>
      <text:p text:style-name="P11"/>
      <text:p text:style-name="P9"/>
      <text:p text:style-name="P10">this picture <text:span text:style-name="T1">of</text:span> the receiver </text:p>
      <text:p text:style-name="P12"><text:span text:style-name="T1">HERE PICTURE</text:span> spoofing reply.png</text:p>
      <text:p text:style-name="P10"/>
      <text:p text:style-name="P10"/>
      <text:p text:style-name="P10"/>
      <text:p text:style-name="P13">QUESTION 4 :</text:p>
      <text:p text:style-name="P14">The length should be the sum of size of ipheader and icmpheader. If I set the IP packet to an arbitrary value then the packet will be truncated and is dropped.</text:p>
      <text:p text:style-name="P14"/>
      <text:p text:style-name="P14"/>
      <text:p text:style-name="P15"><text:soft-page-break/>Question 5:</text:p>
      <text:p text:style-name="P16">The checksum is calculated by the operating system before packet transmition anyway.</text:p>
      <text:p text:style-name="P16"/>
      <text:p text:style-name="P18">Question 6:</text:p>
      <text:p text:style-name="P19">It won’t run without root privileges. In order to send a packet the spoofer needs access to the NIC (KARTIS RESHET), which is only allowed with root privileges.</text:p>
      <text:p text:style-name="P17"/>
      <text:p text:style-name="P17"><text:s/><text:span text:style-name="T2">Sniff and spoof</text:span></text:p>
      <text:p text:style-name="P17"/>
      <text:p text:style-name="P21">ADD PICTURE OF SNIFFANDSPOOF RESULT.PNG</text:p>
      <text:p text:style-name="P21"/>
      <text:p text:style-name="P22">lubuntu3 (right upper side) is trying to send a ping to lubutnu2 (left upper side). It’s possible to see in wireshark of lubuntu 3 that it gets replys to it’s ping request. While that is happening, you can see at the attacker’s (lubuntu 1 – bottom) that the packets are being sniff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3:24:26.175490545</meta:creation-date>
    <dc:date>2020-01-28T19:15:10.918102438</dc:date>
    <meta:editing-duration>PT1H25M44S</meta:editing-duration>
    <meta:editing-cycles>19</meta:editing-cycles>
    <meta:generator>LibreOffice/6.2.8.2$Linux_X86_64 LibreOffice_project/20$Build-2</meta:generator>
    <meta:document-statistic meta:table-count="0" meta:image-count="0" meta:object-count="0" meta:page-count="2" meta:paragraph-count="22" meta:word-count="315" meta:character-count="1976" meta:non-whitespace-character-count="1679"/>
  </office:meta>
</office:document-meta>
</file>